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48pt" style:font-size-asian="48pt" style:font-size-complex="4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 Força do Louvor&#10;Renascer Praise" draw:style-name="dp1" draw:master-page-name="Somente_20_título" presentation:presentation-page-layout-name="AL1T19">
        <draw:frame draw:name="Título 3" presentation:style-name="pr1" draw:text-style-name="P2" draw:layer="layout" svg:width="26.905cm" svg:height="14.626cm" svg:x="0.437cm" svg:y="0.63cm" presentation:class="title" presentation:user-transformed="true">
          <draw:text-box>
            <text:p text:style-name="P1"><text:span text:style-name="T1">Na Força do Louvor</text:span><text:span text:style-name="T2"><text:line-break/></text:span><text:span text:style-name="T3">Renascer Prai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ouvir trombetas e trovões</text:span><text:span text:style-name="T4"><text:line-break/></text:span><text:span text:style-name="T4">É a voz de Deus quebrando o jugo</text:span><text:span text:style-name="T4"><text:line-break/></text:span><text:span text:style-name="T4">Nos dando vestes de louvor</text:span><text:span text:style-name="T4"><text:line-break/></text:span><text:span text:style-name="T4">Já posso ouvir os ossos que se juntam</text:span><text:span text:style-name="T4"><text:line-break/></text:span><text:span text:style-name="T4">Se levantam como um povo</text:span><text:span text:style-name="T4"><text:line-break/></text:span><text:span text:style-name="T4">É o exército de De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ver diante do seu trono</text:span><text:span text:style-name="T4"><text:line-break/></text:span><text:span text:style-name="T4">Sete tochas de fogo ardente</text:span><text:span text:style-name="T4"><text:line-break/></text:span><text:span text:style-name="T4">Sete espíritos de De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ver diante do seu trono</text:span><text:span text:style-name="T4"><text:line-break/></text:span><text:span text:style-name="T4">Sete tochas de fogo ardente</text:span><text:span text:style-name="T4"><text:line-break/></text:span><text:span text:style-name="T4">Sete espíritos de De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Estão aqui </text:span><text:span text:style-name="T4"><text:line-break/></text:span><text:span text:style-name="T4">Para revestir a cada um de nós</text:span><text:span text:style-name="T4"><text:line-break/></text:span><text:span text:style-name="T4">Com vestes de louv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Estão aqui </text:span><text:span text:style-name="T4"><text:line-break/></text:span><text:span text:style-name="T4">Para revestir a cada um de nós</text:span><text:span text:style-name="T4"><text:line-break/></text:span><text:span text:style-name="T4">Com vestes de louv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ouvir trombetas e trovões</text:span><text:span text:style-name="T4"><text:line-break/></text:span><text:span text:style-name="T4">É a voz de Deus quebrando o jugo</text:span><text:span text:style-name="T4"><text:line-break/></text:span><text:span text:style-name="T4">Nos dando vestes de louvor</text:span><text:span text:style-name="T4"><text:line-break/></text:span><text:span text:style-name="T4">Já posso ouvir os ossos que se juntam</text:span><text:span text:style-name="T4"><text:line-break/></text:span><text:span text:style-name="T4">Se levantam como um povo</text:span><text:span text:style-name="T4"><text:line-break/></text:span><text:span text:style-name="T4">É o exército de De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ver diante do seu trono</text:span><text:span text:style-name="T4"><text:line-break/></text:span><text:span text:style-name="T4">Sete tochas de fogo ardente</text:span><text:span text:style-name="T4"><text:line-break/></text:span><text:span text:style-name="T4">Sete espíritos de De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Já posso ver diante do seu trono</text:span><text:span text:style-name="T4"><text:line-break/></text:span><text:span text:style-name="T4">Sete tochas de fogo ardente</text:span><text:span text:style-name="T4"><text:line-break/></text:span><text:span text:style-name="T4">Sete espíritos de De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Estão aqui </text:span><text:span text:style-name="T4"><text:line-break/></text:span><text:span text:style-name="T4">Para revestir a cada um de nós</text:span><text:span text:style-name="T4"><text:line-break/></text:span><text:span text:style-name="T4">Com vestes de louv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Estão aqui </text:span><text:span text:style-name="T4"><text:line-break/></text:span><text:span text:style-name="T4">Para revestir a cada um de nós</text:span><text:span text:style-name="T4"><text:line-break/></text:span><text:span text:style-name="T4">Com vestes de louv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Na força do louvor eu vou conquistar</text:span><text:span text:style-name="T4"><text:line-break/></text:span><text:span text:style-name="T4">Na força do louvor eu vou avançar</text:span><text:span text:style-name="T4"><text:line-break/></text:span><text:span text:style-name="T4">Na força do louvor eu vou edificar </text:span><text:span text:style-name="T4"><text:line-break/></text:span><text:span text:style-name="T4">a Ti, Senh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Na força do louvor eu vou conquistar</text:span><text:span text:style-name="T4"><text:line-break/></text:span><text:span text:style-name="T4">Na força do louvor eu vou avançar</text:span><text:span text:style-name="T4"><text:line-break/></text:span><text:span text:style-name="T4">Na força do louvor eu vou edificar </text:span><text:span text:style-name="T4"><text:line-break/></text:span><text:span text:style-name="T4">a Ti, Senh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Pra Ti agora</text:span><text:span text:style-name="T4"><text:line-break/></text:span><text:span text:style-name="T4">Nos erguemos na força deste louvor</text:span><text:span text:style-name="T4"><text:line-break/></text:span><text:span text:style-name="T4">E que as vitórias</text:span><text:span text:style-name="T4"><text:line-break/></text:span><text:span text:style-name="T4">Sejam marcas da Tua presença em nó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Pra Ti agora</text:span><text:span text:style-name="T4"><text:line-break/></text:span><text:span text:style-name="T4">Nos erguemos na força deste louvor</text:span><text:span text:style-name="T4"><text:line-break/></text:span><text:span text:style-name="T4">E que as vitórias</text:span><text:span text:style-name="T4"><text:line-break/></text:span><text:span text:style-name="T4">Sejam marcas da Tua presença em nó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Na força do louvor eu vou conquistar</text:span><text:span text:style-name="T4"><text:line-break/></text:span><text:span text:style-name="T4">Na força do louvor eu vou avançar</text:span><text:span text:style-name="T4"><text:line-break/></text:span><text:span text:style-name="T4">Na força do louvor eu vou edificar </text:span><text:span text:style-name="T4"><text:line-break/></text:span><text:span text:style-name="T4">a Ti, Senh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Na força do louvor eu vou conquistar</text:span><text:span text:style-name="T4"><text:line-break/></text:span><text:span text:style-name="T4">Na força do louvor eu vou avançar</text:span><text:span text:style-name="T4"><text:line-break/></text:span><text:span text:style-name="T4">Na força do louvor eu vou edificar </text:span><text:span text:style-name="T4"><text:line-break/></text:span><text:span text:style-name="T4">a Ti, Senho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Pra Ti agora</text:span><text:span text:style-name="T4"><text:line-break/></text:span><text:span text:style-name="T4">Nos erguemos na força deste louvor</text:span><text:span text:style-name="T4"><text:line-break/></text:span><text:span text:style-name="T4">E que as vitórias</text:span><text:span text:style-name="T4"><text:line-break/></text:span><text:span text:style-name="T4">Sejam marcas da Tua presença em nó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mente_20_título" presentation:presentation-page-layout-name="AL1T19">
        <draw:frame draw:name="Título 3" presentation:style-name="pr1" draw:text-style-name="P5" draw:layer="layout" svg:width="26.905cm" svg:height="14.626cm" svg:x="0.437cm" svg:y="0.63cm" presentation:class="title" presentation:user-transformed="true">
          <draw:text-box>
            <text:p text:style-name="P4"><text:span text:style-name="T4">Pra Ti agora</text:span><text:span text:style-name="T4"><text:line-break/></text:span><text:span text:style-name="T4">Nos erguemos na força deste louvor</text:span><text:span text:style-name="T4"><text:line-break/></text:span><text:span text:style-name="T4">E que as vitórias</text:span><text:span text:style-name="T4"><text:line-break/></text:span><text:span text:style-name="T4">Sejam marcas da Tua presença em nó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eluia, aleluia, aleluia&#10;Ao Rei" draw:style-name="dp1" draw:master-page-name="Somente_20_título" presentation:presentation-page-layout-name="AL1T19">
        <draw:frame draw:name="Título 3" presentation:style-name="pr1" draw:text-style-name="P5" draw:layer="layout" svg:width="26.905cm" svg:height="14.929cm" svg:x="0.437cm" svg:y="0.328cm" presentation:class="title" presentation:user-transformed="true">
          <draw:text-box>
            <text:p text:style-name="P4"><text:span text:style-name="T4">Aleluia, aleluia, aleluia</text:span><text:span text:style-name="T4"><text:line-break/></text:span><text:span text:style-name="T4">Ao R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mente_20_título" presentation:presentation-page-layout-name="AL1T19">
        <draw:frame draw:name="Título 3" presentation:style-name="pr1" draw:text-style-name="P5" draw:layer="layout" svg:width="26.905cm" svg:height="14.929cm" svg:x="0.437cm" svg:y="0.328cm" presentation:class="title" presentation:user-transformed="true">
          <draw:text-box>
            <text:p text:style-name="P4"><text:span text:style-name="T4">Aleluia, aleluia, aleluia</text:span><text:span text:style-name="T4"><text:line-break/></text:span><text:span text:style-name="T4">Ao Rei</text:span><text:span text:style-name="T4"><text:line-break/></text:span><text:span text:style-name="T4">Deus poderoso, Deus tremendo</text:span><text:span text:style-name="T4"><text:line-break/></text:span><text:span text:style-name="T4">Deus poderoso, Deus tremendo</text:span><text:span text:style-name="T4"><text:line-break/></text:span><text:span text:style-name="T4">Deus poderoso, Deus tremendo</text:span><text:span text:style-name="T4"><text:line-break/></text:span><text:span text:style-name="T4">Maravilhoso rei R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000000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5.199cm" svg:height="2.624cm" svg:x="1.4cm" svg:y="0.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18-03-03">03/03/18</text:date></text:span></text:p>
        </draw:text-box>
      </draw:frame>
      <draw:frame draw:name="Espaço Reservado para Rodapé 3" presentation:style-name="Mpr2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9.798cm" svg:height="11.136cm" svg:x="0.6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onvidado</meta:initial-creator>
    <meta:editing-cycles>9</meta:editing-cycles>
    <meta:creation-date>2018-02-28T12:29:35</meta:creation-date>
    <dc:date>2018-03-03T22:11:19.316664719</dc:date>
    <meta:editing-duration>PT1H12M7S</meta:editing-duration>
    <meta:generator>LibreOffice/6.0.1.1$Linux_X86_64 LibreOffice_project/00m0$Build-1</meta:gener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